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6.399cm" style:rel-column-width="32767*"/>
    </style:style>
    <style:style style:name="Tabulka3.B" style:family="table-column">
      <style:table-column-properties style:column-width="6.399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Heading_20_3"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0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7. 2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1. 2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7. 3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1. 3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1. 4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</table:table>
      <text:p text:style-name="P9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4"><draw:frame draw:style-name="fr1" draw:name="obrázky4" text:anchor-type="paragraph" svg:width="3.341cm" svg:height="2cm" draw:z-index="3"><draw:image xlink:href="../ulita-bw.png" xlink:type="simple" xlink:show="embed" xlink:actuate="onLoad"/></draw:frame></text:p>
          </table:table-cell>
          <table:table-cell table:style-name="Tabulka3.A1" office:value-type="string">
            <text:p text:style-name="P4"><draw:frame draw:style-name="fr2" draw:name="obrázky5" text:anchor-type="paragraph" svg:width="2cm" svg:height="2cm" draw:z-index="4"><draw:image xlink:href="../r1-bw.png" xlink:type="simple" xlink:show="embed" xlink:actuate="onLoad"/></draw:frame></text:p>
          </table:table-cell>
        </table:table-row>
      </table:table>
      <text:p text:style-name="P9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17:41:10</meta:creation-date>
    <dc:date>2010-03-02T22:23:22</dc:date>
    <meta:editing-duration>PT01H23M57S</meta:editing-duration>
    <meta:editing-cycles>20</meta:editing-cycles>
    <meta:generator>OpenOffice.org/3.1$Unix OpenOffice.org_project/310m11$Build-9399</meta:generator>
    <meta:document-statistic meta:table-count="3" meta:image-count="5" meta:object-count="0" meta:page-count="1" meta:paragraph-count="30" meta:word-count="95" meta:character-count="462"/>
    <meta:user-defined meta:name="Informace 1"/>
    <meta:user-defined meta:name="Informace 2"/>
    <meta:user-defined meta:name="Informace 3"/>
    <meta:user-defined meta:name="Informace 4"/>
  </office:meta>
</office:document-meta>
</file>